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itle" style:master-page-name="Standard">
      <style:paragraph-properties style:page-number="auto"/>
    </style:style>
    <style:style style:name="P3" style:family="paragraph" style:parent-style-name="Standard">
      <style:text-properties fo:language="en" fo:country="US"/>
    </style:style>
    <style:style style:name="P4" style:family="paragraph" style:parent-style-name="Standard">
      <style:paragraph-properties fo:break-before="page"/>
    </style:style>
    <style:style style:name="P5" style:family="paragraph" style:parent-style-name="Footnote" style:master-page-name="Converted2">
      <style:paragraph-properties style:page-number="auto"/>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yperlinks testing document</text:span></text:p>
      <text:p text:style-name="P3"/>
      <text:p text:style-name="Standard"><text:span text:style-name="T1">Reference to </text:span><text:a xlink:type="simple" xlink:href="#_СТРАНИЦА_2" text:style-name="Internet_20_link" text:visited-style-name="Visited_20_Internet_20_Link">page</text:a><text:span text:style-name="T1"> 2</text:span></text:p>
      <text:p text:style-name="Standard"><text:span text:style-name="T1">Reference to weight </text:span><text:a xlink:type="simple" xlink:href="#weight" text:style-name="Internet_20_link" text:visited-style-name="Visited_20_Internet_20_Link">word</text:a></text:p>
      <text:p text:style-name="P3"/>
      <text:p text:style-name="P3"/>
      <text:p text:style-name="P3"/>
      <text:p text:style-name="P3"/>
      <text:h text:style-name="P1" text:outline-level="1"><text:bookmark text:name="_СТРАНИЦА_2"/><text:span text:style-name="T1">Page Two</text:span></text:h>
      <text:p text:style-name="P3"/>
      <text:p text:style-name="P3"/>
      <text:h text:style-name="Heading_20_2" text:outline-level="2"><text:span text:style-name="T1">Some paragraph</text:span></text:h>
      <text:p text:style-name="P3"/>
      <text:p text:style-name="Standard"><text:span text:style-name="T1">The hooded pitta (Pitta sordida) is a passerine bird. It is common in eastern and southeastern Asia and maritime Southeast Asia, where it lives in different types of forests as well as on plantations and other cultivated areas.</text:span></text:p>
      <text:p text:style-name="P3"/>
      <text:p text:style-name="Standard"><text:span text:style-name="T1">Hooded pittas can reach a length of 16 to 19 cm and a </text:span><text:bookmark-start text:name="weight"/><text:span text:style-name="T1">weight </text:span><text:bookmark-end text:name="weight"/><text:span text:style-name="T1">of 42 to 70 g. Their diet consists of various insects (including their larvae), which they hunt on the ground, and berries. In the breeding period, which lasts from February to August, they build nests on the ground; both parent take care of the eggs and the fledglings. They are highly territorial and their fluty double-noted whistle calls ("qweeek-qweeek") can be constantly heard from their territories, sometimes throughout the nights.</text:span></text:p>
      <text:p text:style-name="P3"/>
      <text:p text:style-name="Standard"><text:span text:style-name="T1">In captivity, hooded pittas mix well with other species although they may be aggressive toward other pittas when breeding. In London Zoo they are kept in a large walk-through aviary in the restored Blackburn Pavilion bird house, while at the Durrell Wildlife park they are in a large walk-through exhibit with birds such as Palawan peacock-pheasants and white-rumped shamas.</text:span></text:p>
      <text:p text:style-name="P3"/>
      <text:p text:style-name="P4"><text:a xlink:type="simple" xlink:href="file:///C:/!LOWritter/customer/HYPERLINK#_top" text:style-name="Internet_20_link" text:visited-style-name="Visited_20_Internet_20_Link">Return</text:a><text:span text:style-name="T1"> to begin</text:span></text:p>
      <text:p text:style-name="P3"/>
      <text:p text:style-name="Standard"><text:span text:style-name="T1">Lets try some footnote</text:span><text:span text:style-name="T1"><text:note text:id="ftn1" text:note-class="footnote"><text:note-citation>1</text:note-citation><text:note-body><text:p text:style-name="P5"><text:span text:style-name="footnote_20_reference"/> <text:span text:style-name="T1">Yep, this is footnote</text:span><text:bookmark text:name="_GoBack"/></text:p></text:note-body></text:note></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Title" style:family="paragraph" style:paren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Название_20_Знак" style:display-name="Название Знак"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Учетная запись Майкрософт</meta:initial-creator>
    <dc:creator>Учетная запись Майкрософт</dc:creator>
    <meta:editing-cycles>2</meta:editing-cycles>
    <meta:creation-date>2015-03-04T13:35:00</meta:creation-date>
    <dc:date>2015-03-04T14:35:00</dc:date>
    <meta:editing-duration>PT11S</meta:editing-duration>
    <meta:generator>LibreOffice/4.3.4.1$Windows_x86 LibreOffice_project/bc356b2f991740509f321d70e4512a6a54c5f243</meta:generator>
    <meta:document-statistic meta:table-count="0" meta:image-count="0" meta:object-count="0" meta:page-count="3" meta:paragraph-count="11" meta:word-count="208" meta:character-count="1255" meta:non-whitespace-character-count="10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